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7<text:bookmark text:name="_GoBack"/>: The red blue shapes</text:p>
      <text:p text:style-name="Standard">RGB</text:p>
      <text:p text:style-name="Standard">R219 <text:s/>G207 <text:s/>B207</text:p>
      <text:p text:style-name="Standard">R11 G97 B177</text:p>
      <text:p text:style-name="Standard">R252 <text:s/>G0 <text:s/>B32</text:p>
      <text:p text:style-name="Standard">R61 <text:s/>G68 <text:s/>B72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11:07:00</meta:creation-date>
    <dc:date>2024-08-20T11:07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7" meta:word-count="20" meta:character-count="90" meta:non-whitespace-character-count="71"/>
    <meta:user-defined meta:name="AppVersion">15.0000</meta:user-defined>
    <meta:template xlink:type="simple" xlink:actuate="onRequest" xlink:title="Normal.dotm" xlink:href=""/>
  </office:meta>
</office:document-meta>
</file>